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draw:auto-grow-height="true" fo:min-height="14.267cm"/>
    </style:style>
    <style:style style:name="pr8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0.6cm" fo:margin-right="0cm" fo:text-indent="-0.6cm"/>
      <style:text-properties fo:font-size="16pt"/>
    </style:style>
    <style:style style:name="P10" style:family="paragraph">
      <style:paragraph-properties fo:margin-left="1.2cm" fo:margin-right="0cm" fo:text-indent="-0.9cm"/>
      <style:text-properties fo:font-size="20pt" fo:font-weight="bold"/>
    </style:style>
    <style:style style:name="P11" style:family="paragraph">
      <style:paragraph-properties fo:margin-left="3.6cm" fo:margin-right="0cm" text:enable-numbering="false" fo:text-indent="-0.6cm"/>
    </style:style>
    <style:style style:name="P12" style:family="paragraph">
      <style:paragraph-properties fo:margin-left="4.8cm" fo:margin-right="0cm" text:enable-numbering="false" fo:text-indent="-0.6cm"/>
    </style:style>
    <style:style style:name="P13" style:family="paragraph">
      <style:paragraph-properties fo:margin-left="6cm" fo:margin-right="0cm" text:enable-numbering="false" fo:text-indent="-0.6cm"/>
    </style:style>
    <style:style style:name="P14" style:family="paragraph">
      <style:paragraph-properties fo:margin-left="7.2cm" fo:margin-right="0cm" text:enable-numbering="false" fo:text-indent="-0.6cm"/>
    </style:style>
    <style:style style:name="P15" style:family="paragraph">
      <style:paragraph-properties fo:margin-left="1.2cm" fo:margin-right="0cm" fo:text-indent="-0.9cm"/>
      <style:text-properties fo:font-size="20pt"/>
    </style:style>
    <style:style style:name="P16" style:family="paragraph">
      <style:paragraph-properties fo:margin-left="3.6cm" fo:margin-right="0cm" fo:text-indent="-0.6cm"/>
      <style:text-properties fo:font-size="20pt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00" fo:font-weight="bold"/>
    </style:style>
    <style:style style:name="T5" style:family="text">
      <style:text-properties fo:font-size="24pt"/>
    </style:style>
    <style:style style:name="T6" style:family="text">
      <style:text-properties fo:color="#ffff00" fo:font-size="24pt"/>
    </style:style>
    <style:style style:name="T7" style:family="text">
      <style:text-properties fo:color="#23ff23" fo:font-size="24pt"/>
    </style:style>
    <style:style style:name="T8" style:family="text">
      <style:text-properties fo:color="#23ff23" fo:font-size="22pt"/>
    </style:style>
    <style:style style:name="T9" style:family="text">
      <style:text-properties fo:color="#ccccff"/>
    </style:style>
    <style:style style:name="T10" style:family="text">
      <style:text-properties fo:color="#ffff00" fo:font-size="20pt" fo:font-weight="bold"/>
    </style:style>
    <style:style style:name="T11" style:family="text">
      <style:text-properties fo:font-size="20pt" fo:font-weight="bold"/>
    </style:style>
    <style:style style:name="T12" style:family="text">
      <style:text-properties fo:color="#ccccff" fo:font-size="20pt" fo:font-weight="bold"/>
    </style:style>
    <style:style style:name="T13" style:family="text">
      <style:text-properties fo:color="#23ff23" fo:font-size="20pt" fo:font-weight="bold"/>
    </style:style>
    <style:style style:name="T14" style:family="text">
      <style:text-properties fo:color="#ccccff" fo:font-weight="bold"/>
    </style:style>
    <style:style style:name="T15" style:family="text">
      <style:text-properties fo:color="#23ff23" fo:font-weight="bold"/>
    </style:style>
    <style:style style:name="T16" style:family="text">
      <style:text-properties fo:font-weight="bold"/>
    </style:style>
    <style:style style:name="T17" style:family="text">
      <style:text-properties fo:color="#23ff23" fo:font-size="22pt" fo:font-weight="bold"/>
    </style:style>
    <style:style style:name="T18" style:family="text">
      <style:text-properties fo:color="#23ff23" fo:font-size="26pt"/>
    </style:style>
    <style:style style:name="T19" style:family="text">
      <style:text-properties fo:font-size="26pt"/>
    </style:style>
    <style:style style:name="T20" style:family="text">
      <style:text-properties fo:color="#ffff00" fo:font-size="26pt"/>
    </style:style>
    <style:style style:name="T21" style:family="text">
      <style:text-properties fo:color="#ffcc99" fo:font-size="20pt" fo:font-weight="bold"/>
    </style:style>
    <style:style style:name="T22" style:family="text">
      <style:text-properties fo:color="#23ff23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9.9-9.13, Py ch12</presentation:footer-decl>
      <presentation:footer-decl presentation:name="ftr2">CMPTxxxx</presentation:footer-decl>
      <presentation:footer-decl presentation:name="ftr3">CMPT14x: §5.1-5.3</presentation:footer-decl>
      <presentation:date-time-decl presentation:name="dtd1" presentation:source="fixed">27 Oct 2006</presentation:date-time-decl>
      <presentation:date-time-decl presentation:name="dtd2" presentation:source="current-date" style:data-style-name="D3"/>
      <presentation:date-time-decl presentation:name="dtd3" presentation:source="fixed">28 Sep 2006</presentation:date-time-decl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§9.9-9.13 and Py ch12:<text:line-break/><text:tab/>Records and Object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27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Announcemen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elcome to CMPT 145!</text:p>
          </draw:text-box>
        </draw:frame>
        <draw:frame presentation:style-name="pr5" draw:text-style-name="P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5">We're now in the <text:span text:style-name="T2">second</text:span> portion of the semester</text:p>
              </text:list-item>
            </text:list>
            <text:list text:style-name="L4">
              <text:list-item>
                <text:p text:style-name="P5">You have the <text:span text:style-name="T2">basics</text:span> of programming now!</text:p>
              </text:list-item>
            </text:list>
            <text:list text:style-name="L4">
              <text:list-item>
                <text:p text:style-name="P5"><text:span text:style-name="T2">Advanced</text:span> topics: <text:span text:style-name="T3">data structures, algorithms, object-oriented design</text:span>, etc.<text:line-break/></text:p>
              </text:list-item>
            </text:list>
            <text:list text:style-name="L4">
              <text:list-item>
                <text:p text:style-name="P5"><text:span text:style-name="T2">Paper</text:span> on computing and society:</text:p>
              </text:list-item>
            </text:list>
            <text:list text:style-name="L4">
              <text:list-item>
                <text:list>
                  <text:list-item>
                    <text:p text:style-name="P6">1-paragraph <text:span text:style-name="T2">topic</text:span> abstract due <text:span text:style-name="T3">Mon 13Nov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5-page</text:span> paper due last day of class <text:span text:style-name="T3">Wed 6Dec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Essay / Paper</text:p>
          </draw:text-box>
        </draw:frame>
        <draw:frame presentation:style-name="pr7" draw:text-style-name="P5" draw:layer="layout" svg:width="25.199cm" svg:height="15.027cm" svg:x="1.4cm" svg:y="4.507cm" presentation:class="outline" presentation:user-transformed="true">
          <draw:text-box>
            <text:list text:style-name="L4">
              <text:list-item>
                <text:p text:style-name="P5">Computing scientist as <text:span text:style-name="T4">G</text:span><text:span text:style-name="T2">odly </text:span><text:span text:style-name="T4">C</text:span><text:span text:style-name="T2">hristian </text:span><text:span text:style-name="T4">L</text:span><text:span text:style-name="T2">eader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Not just </text:span><text:span text:style-name="T6">knowledge</text:span><text:span text:style-name="T5"> about tools, bu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Wisdom</text:span><text:span text:style-name="T5"> of how to use tool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To <text:span text:style-name="T2">serve</text:span> others and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To give glory to <text:span text:style-name="T2">Go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Write a short <text:span text:style-name="T2">essay</text:span> on a topic of your choosing about <text:span text:style-name="T2">computers</text:span> and <text:span text:style-name="T2">society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Approx <text:span text:style-name="T2">5 pages</text:span> typed double-spaced 12pt 1in margin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Submit half-page <text:span text:style-name="T2">topic</text:span> by <text:span text:style-name="T3">Mon 13Nov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Paper <text:span text:style-name="T2">due</text:span> last day of class (<text:span text:style-name="T3">Wed 6Dec</text:span>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Electronic submission ok (email, eCourses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8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ample paper topics</text:p>
          </draw:text-box>
        </draw:frame>
        <draw:frame presentation:style-name="pr7" draw:text-style-name="P5" draw:layer="layout" svg:width="25.199cm" svg:height="15.109cm" svg:x="1.4cm" svg:y="4.407cm" presentation:class="outline" presentation:user-transformed="true">
          <draw:text-box>
            <text:list text:style-name="L4">
              <text:list-item>
                <text:p text:style-name="P5"><text:span text:style-name="T2">Censorship</text:span> and free speech</text:p>
              </text:list-item>
            </text:list>
            <text:list text:style-name="L4">
              <text:list-item>
                <text:list>
                  <text:list-item>
                    <text:p text:style-name="P6">Pornography, gambling, hate groups, etc.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Violence</text:span> in video games (Columbine etc.)</text:p>
              </text:list-item>
            </text:list>
            <text:list text:style-name="L4">
              <text:list-item>
                <text:p text:style-name="P5"><text:span text:style-name="T2">Privacy</text:span>: online banking, ID theft, etc.</text:p>
              </text:list-item>
            </text:list>
            <text:list text:style-name="L4">
              <text:list-item>
                <text:p text:style-name="P5"><text:span text:style-name="T2">Blogs</text:span>: effect on politics, social interaction, etc.</text:p>
              </text:list-item>
            </text:list>
            <text:list text:style-name="L4">
              <text:list-item>
                <text:p text:style-name="P5"><text:span text:style-name="T2">File sharing</text:span>: Napster, Gnutella, etc.</text:p>
              </text:list-item>
            </text:list>
            <text:list text:style-name="L4">
              <text:list-item>
                <text:p text:style-name="P5"><text:span text:style-name="T2">Artificial intelligence</text:span>: the nature of sentience</text:p>
              </text:list-item>
            </text:list>
            <text:list text:style-name="L4">
              <text:list-item>
                <text:p text:style-name="P5"><text:span text:style-name="T2">Online dating</text:span> (e.g. eHarmony): pros/cons</text:p>
              </text:list-item>
            </text:list>
            <text:list text:style-name="L4">
              <text:list-item>
                <text:p text:style-name="P5"><text:span text:style-name="T2">Equity of access</text:span> / rural digital divide</text:p>
              </text:list-item>
            </text:list>
            <text:list text:style-name="L4">
              <text:list-item>
                <text:p text:style-name="P5">..... come up with your <text:span text:style-name="T2">own</text:span> topic!</text:p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8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ips for essay writing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Your essay should be a <text:span text:style-name="T2">position paper</text:span>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he topic should have at least two </text:span><text:span text:style-name="T6">sides</text:span><text:span text:style-name="T5"> (e.g. pro/co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You should state (in the introductory paragraph) what your </text:span><text:span text:style-name="T6">position</text:span><text:span text:style-name="T5"> is (</text:span><text:span text:style-name="T7">thesis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You should have at least 2-3 points, each, both </text:span><text:span text:style-name="T6">for</text:span><text:span text:style-name="T5"> and </text:span><text:span text:style-name="T6">against</text:span><text:span text:style-name="T5"> your positio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It is not necessary to </text:span><text:span text:style-name="T6">rebut</text:span><text:span text:style-name="T5"> every point that contradicts your position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5">Be honest about the </text:span><text:span text:style-name="T6">faults</text:span><text:span text:style-name="T5">/limitations of your thesi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Summary </text:span><text:span text:style-name="T6">intro</text:span><text:span text:style-name="T5">/</text:span><text:span text:style-name="T6">conclusion</text:span><text:span text:style-name="T5"> paragraph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Proper </text:span><text:span text:style-name="T6">English</text:span><text:span text:style-name="T5"> (spelling, grammar) is important!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8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ords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ay we want to create a <text:span text:style-name="T2">student info</text:span> databas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8">First na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Last na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Student ID #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8">Year</text:span></text:p>
                  </text:list-item>
                </text:list>
              </text:list-item>
            </text:list>
            <text:list text:style-name="L4">
              <text:list-item>
                <text:p text:style-name="P5">How do we <text:span text:style-name="T2">store</text:span> this?</text:p>
              </text:list-item>
            </text:list>
            <text:list text:style-name="L4">
              <text:list-item>
                <text:list>
                  <text:list-item>
                    <text:p text:style-name="P6">Four <text:span text:style-name="T2">separate</text:span> list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firstNames = [ 'Tom', 'Alan', 'Yuri', 'Megan', ...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studentID = [ 38, 28, 10, 49, ... 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Or <text:span text:style-name="T2">one</text:span> list of student <text:span text:style-name="T2">records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er-defined types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A <text:span text:style-name="T2">record</text:span> is a user-defined aggregate type:</text:p>
              </text:list-item>
            </text:list>
            <text:list text:style-name="L4">
              <text:list-item>
                <text:list>
                  <text:list-item>
                    <text:p text:style-name="P6">Define a <text:span text:style-name="T3">StudentRecord</text:span> type as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First name</text:span> (<text:span text:style-name="T3">string</text:span>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Last name</text:span> (<text:span text:style-name="T3">string</text:span>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Student ID</text:span> (<text:span text:style-name="T3">integer</text:span>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9">Year</text:span> (<text:span text:style-name="T3">integer between 1 and 4</text:span>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hen we can store the whole database in <text:span text:style-name="T2">one</text:span> list, where each entry of the list has <text:span text:style-name="T2">type</text:span> <text:span text:style-name="T3">StudentRecord</text:span>.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Python type hierarchy (partial)</text:p>
          </draw:text-box>
        </draw:frame>
        <draw:frame presentation:style-name="pr7" draw:text-style-name="P10" draw:layer="layout" svg:width="25.199cm" svg:height="14.673cm" svg:x="1.4cm" svg:y="4.507cm" presentation:class="outline" presentation:user-transformed="true">
          <draw:text-box>
            <text:list text:style-name="L4">
              <text:list-item>
                <text:p text:style-name="P5"><text:span text:style-name="T10">Atomic</text:span><text:span text:style-name="T11">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Number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Integers (</text:span><text:span text:style-name="T12">int</text:span><text:span text:style-name="T11">, </text:span><text:span text:style-name="T12">long, bool</text:span><text:span text:style-name="T11">): </text:span><text:span text:style-name="T13">5</text:span><text:span text:style-name="T11">, </text:span><text:span text:style-name="T13">500000L</text:span><text:span text:style-name="T11">, </text:span><text:span text:style-name="T13">Tru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Reals (</text:span><text:span text:style-name="T12">float</text:span><text:span text:style-name="T11">) (only double-precision): </text:span><text:span text:style-name="T13">5.0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Complex numbers (</text:span><text:span text:style-name="T12">complex</text:span><text:span text:style-name="T11">): </text:span><text:span text:style-name="T13">5+2j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1">Container (</text:span><text:span text:style-name="T10">aggregate</text:span><text:span text:style-name="T11">) typ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Im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Strings (</text:span><text:span text:style-name="T12">str</text:span><text:span text:style-name="T11">): </text:span><text:span text:style-name="T13">"Hello"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Tuples (</text:span><text:span text:style-name="T12">tuple</text:span><text:span text:style-name="T11">):</text:span><text:span text:style-name="T11"><text:tab/></text:span><text:span text:style-name="T13">(2, 5.0, "hi"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Mutable sequenc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Lists (</text:span><text:span text:style-name="T12">list</text:span><text:span text:style-name="T11">):</text:span><text:span text:style-name="T11"><text:tab/></text:span><text:span text:style-name="T11"><text:tab/></text:span><text:span text:style-name="T13">[2, 5.0, "hi"]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11">Mapping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1">Dictionaries (</text:span><text:span text:style-name="T12">dict</text:span><text:span text:style-name="T11">):</text:span><text:span text:style-name="T11"><text:tab/></text:span><text:span text:style-name="T13">{"apple": 5, "orange": 8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8" draw:text-style-name="P9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ords in M2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We define a <text:span text:style-name="T2">record</text:span> type in M2 like thi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4">TYP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5">StudentRecord</text:span><text:span text:style-name="T16"> =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4">RECORD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4"><text:span text:style-name="T15">firstname</text:span><text:span text:style-name="T16"> : </text:span><text:span text:style-name="T14">ARRAY</text:span><text:span text:style-name="T16"> [0 .. 255] </text:span><text:span text:style-name="T14">OF CHAR</text:span><text:span text:style-name="T16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4"><text:span text:style-name="T15">lastname</text:span><text:span text:style-name="T16"> : </text:span><text:span text:style-name="T14">ARRAY</text:span><text:span text:style-name="T16"> [0 .. 255] </text:span><text:span text:style-name="T14">OF CHAR</text:span><text:span text:style-name="T16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4"><text:span text:style-name="T15">ID</text:span><text:span text:style-name="T16"> : </text:span><text:span text:style-name="T14">CARDINAL</text:span><text:span text:style-name="T16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4"><text:span text:style-name="T15">year</text:span><text:span text:style-name="T16"> : </text:span><text:span text:style-name="T14">CARDINAL</text:span><text:span text:style-name="T16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3"><text:span text:style-name="T14">END</text:span><text:span text:style-name="T16">;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Declare</text:span> and <text:span text:style-name="T2">initialize</text:span> a new studen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4">VAR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16">student1 : </text:span><text:span text:style-name="T15">StudentRecord</text:span><text:span text:style-name="T16">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1"><text:span text:style-name="T16">student1.</text:span><text:span text:style-name="T15">firstname</text:span><text:span text:style-name="T16"> := “Joe”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cords in Python: Classes</text:p>
          </draw:text-box>
        </draw:frame>
        <draw:frame presentation:style-name="pr7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In Python, <text:span text:style-name="T2">classes</text:span> are user-defined type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7">Class StudentRecord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7">fir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7">lastName = 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7">ID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17">year = 0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Instantiate</text:span> a new object of type <text:span text:style-name="T3">StudentRecord</text:span>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7">student1 = StudentRecord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7">student1.firstName = 'Tom'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18">student1</text:span><text:span text:style-name="T19"> is an </text:span><text:span text:style-name="T20">instance</text:span><text:span text:style-name="T19"> of the </text:span><text:span text:style-name="T20">class</text:span><text:span text:style-name="T19"> </text:span><text:span text:style-name="T18">StudentRecord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9">“</text:span><text:span text:style-name="T18">x</text:span><text:span text:style-name="T19"> is a </text:span><text:span text:style-name="T20">variable</text:span><text:span text:style-name="T19"> of </text:span><text:span text:style-name="T20">type</text:span><text:span text:style-name="T19"> </text:span><text:span text:style-name="T18">int</text:span><text:span text:style-name="T19">”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Objects are mutable: copy vs. alias</text:p>
          </draw:text-box>
        </draw:frame>
        <draw:frame presentation:style-name="pr7" draw:text-style-name="P1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15"><text:span text:style-name="T5">Objects are </text:span><text:span text:style-name="T6">mutable</text:span><text:span text:style-name="T5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student1.ID = 2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student1.ID = 38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5"><text:span text:style-name="T5">This means assignment is just </text:span><text:span text:style-name="T6">aliasing</text:span><text:span text:style-name="T5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student2 = student1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student2.ID = 50</text:span><text:span text:style-name="T13"><text:tab/></text:span><text:span text:style-name="T13"><text:tab/></text:span><text:span text:style-name="T13"># affects student1.ID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5"><text:span text:style-name="T5">To make a separate copy, use </text:span><text:span text:style-name="T6">copy.deepcopy()</text:span><text:span text:style-name="T5">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import cop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student2 = copy.deepcopy(student1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5"><text:span text:style-name="T5">Or create a new </text:span><text:span text:style-name="T6">instance</text:span><text:span text:style-name="T5">, and copy value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student2 = StudentRecord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student2.ID = student1.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Using 'id' to look at aliases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e can check whether two names are <text:span text:style-name="T2">aliases</text:span> or separate <text:span text:style-name="T2">copies</text:span> by using the Python built-in '<text:span text:style-name="T2">id</text:span>'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id(student1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21"># 1156321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student2 = student1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21"># alia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id(student2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21"># 11563216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6"><text:span text:style-name="T13">student2 = copy.deepcopy(student1)</text:span><text:span text:style-name="T13"><text:tab/></text:span><text:span text:style-name="T21"># copy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3">id(student2)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21"># 1849388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reating a list of objects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Our student db is a list of StudentRecords</text:p>
              </text:list-item>
            </text:list>
            <text:list text:style-name="L4">
              <text:list-item>
                <text:p text:style-name="P5">Because of aliasing, we can't use this shortcu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student = StudentRecord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3">studentDB = [student] * 3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A list of 35 aliases to the same object!</text:p>
                  </text:list-item>
                </text:list>
              </text:list-item>
            </text:list>
            <text:list text:style-name="L4">
              <text:list-item>
                <text:p text:style-name="P5">Use a for loop to create separate object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2">studentDB = [0] * 35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2">for idx in range(len(studentDB)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22">studentDB[idx] = StudentRecor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7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No lab</text:span> due next week!</text:p>
              </text:list-item>
            </text:list>
            <text:list text:style-name="L4">
              <text:list-item>
                <text:p text:style-name="P5"><text:span text:style-name="T2">Lab07</text:span> due 6/7/8 Nov:</text:p>
              </text:list-item>
            </text:list>
            <text:list text:style-name="L4">
              <text:list-item>
                <text:list>
                  <text:list-item>
                    <text:p text:style-name="P6">Ch9 # (38+39) / (40+41) / 46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HW08</text:span> due next Mon:</text:p>
              </text:list-item>
            </text:list>
            <text:list text:style-name="L4">
              <text:list-item>
                <text:list>
                  <text:list-item>
                    <text:p text:style-name="P6">Py ch12 # 3, 4</text:p>
                  </text:list-item>
                </text:list>
              </text:list-item>
            </text:list>
            <text:list text:style-name="L4">
              <text:list-item>
                <text:p text:style-name="P5">Paper <text:span text:style-name="T2">topic</text:span> by Mon 13Nov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26T10:06:26</meta:creation-date>
    <dc:creator>Sean Ho</dc:creator>
    <dc:date>2006-10-27T14:34:37</dc:date>
    <dc:language>en-US</dc:language>
    <meta:editing-cycles>7</meta:editing-cycles>
    <meta:editing-duration>PT1H59M40S</meta:editing-duration>
    <meta:user-defined meta:name="Info 1"/>
    <meta:user-defined meta:name="Info 2"/>
    <meta:user-defined meta:name="Info 3"/>
    <meta:user-defined meta:name="Info 4"/>
    <meta:document-statistic meta:object-count="214"/>
  </office:meta>
</office:document-meta>
</file>